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T1" style:family="text">
      <style:text-properties fo:font-weight="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esus@jesuspc:~/workspace/git_tutorial$ cd website/</text:p>
      <text:p text:style-name="P1"><text:span text:style-name="T1">jesus@jesuspc:~/workspace/git_tutorial/website$</text:span> git init</text:p>
      <text:p text:style-name="P1">Initialized empty Git repository in /home/jesus/workspace/git_tutorial/website/.git/</text:p>
      <text:p text:style-name="P1"><text:span text:style-name="T1">jesus@jesuspc:~/workspace/git_tutorial/website$</text:span> git status</text:p>
      <text:p text:style-name="P1">On branch master</text:p>
      <text:p text:style-name="P1"/>
      <text:p text:style-name="P1">No commits yet</text:p>
      <text:p text:style-name="P1"/>
      <text:p text:style-name="P1">Untracked files:</text:p>
      <text:p text:style-name="P1"><text:s text:c="2"/>(use "git add &lt;file&gt;..." to include in what will be committed)</text:p>
      <text:p text:style-name="P1"><text:tab/>Employee Salaries.txt</text:p>
      <text:p text:style-name="P1"><text:tab/>KCC Logo.png</text:p>
      <text:p text:style-name="P1"><text:tab/>index.htm</text:p>
      <text:p text:style-name="P1"><text:tab/>secret recipe.htm</text:p>
      <text:p text:style-name="P1"/>
      <text:p text:style-name="P1">nothing added to commit but untracked files present (use "git add" to track)</text:p>
      <text:p text:style-name="P1"><text:span text:style-name="T1">jesus@jesuspc:~/workspace/git_tutorial/website$</text:span> git add index.htm </text:p>
      <text:p text:style-name="P1"><text:span text:style-name="T1">jesus@jesuspc:~/workspace/git_tutorial/website$</text:span> git status</text:p>
      <text:p text:style-name="P1">On branch master</text:p>
      <text:p text:style-name="P1"/>
      <text:p text:style-name="P1">No commits yet</text:p>
      <text:p text:style-name="P1"/>
      <text:p text:style-name="P1">Changes to be committed:</text:p>
      <text:p text:style-name="P1"><text:s text:c="2"/>(use "git rm --cached &lt;file&gt;..." to unstage)</text:p>
      <text:p text:style-name="P1"><text:tab/>new file: <text:s text:c="2"/>index.htm</text:p>
      <text:p text:style-name="P1"/>
      <text:p text:style-name="P1">Untracked files:</text:p>
      <text:p text:style-name="P1"><text:s text:c="2"/>(use "git add &lt;file&gt;..." to include in what will be committed)</text:p>
      <text:p text:style-name="P1"><text:tab/>Employee Salaries.txt</text:p>
      <text:p text:style-name="P1"><text:tab/>KCC Logo.png</text:p>
      <text:p text:style-name="P1"><text:tab/>secret recipe.htm</text:p>
      <text:p text:style-name="P1"/>
      <text:p text:style-name="P1"><text:span text:style-name="T1">jesus@jesuspc:~/workspace/git_tutorial/website$</text:span> git rm --cached index.htm </text:p>
      <text:p text:style-name="P1">rm 'index.htm'</text:p>
      <text:p text:style-name="P1"><text:span text:style-name="T1">jesus@jesuspc:~/workspace/git_tutorial/website$</text:span> GIT STATUS</text:p>
      <text:p text:style-name="P1">GIT: command not found</text:p>
      <text:p text:style-name="P1"><text:span text:style-name="T1">jesus@jesuspc:~/workspace/git_tutorial/website$</text:span> git status</text:p>
      <text:p text:style-name="P1">On branch master</text:p>
      <text:p text:style-name="P1"/>
      <text:p text:style-name="P1">No commits yet</text:p>
      <text:p text:style-name="P1"/>
      <text:p text:style-name="P1">Untracked files:</text:p>
      <text:p text:style-name="P1"><text:s text:c="2"/>(use "git add &lt;file&gt;..." to include in what will be committed)</text:p>
      <text:p text:style-name="P1"><text:tab/>Employee Salaries.txt</text:p>
      <text:p text:style-name="P1"><text:tab/>KCC Logo.png</text:p>
      <text:p text:style-name="P1"><text:tab/>index.htm</text:p>
      <text:p text:style-name="P1"><text:tab/>secret recipe.htm</text:p>
      <text:p text:style-name="P1"/>
      <text:p text:style-name="P1">nothing added to commit but untracked files present (use "git add" to track)</text:p>
      <text:p text:style-name="P1"><text:span text:style-name="T1">jesus@jesuspc:~/workspace/git_tutorial/website$</text:span> git status</text:p>
      <text:p text:style-name="P1">On branch master</text:p>
      <text:p text:style-name="P1"/>
      <text:p text:style-name="P1">No commits yet</text:p>
      <text:p text:style-name="P1"/>
      <text:p text:style-name="P1">Untracked files:</text:p>
      <text:p text:style-name="P1"><text:s text:c="2"/>(use "git add &lt;file&gt;..." to include in what will be committed)</text:p>
      <text:p text:style-name="P1"><text:tab/>.gitignore</text:p>
      <text:p text:style-name="P1"><text:tab/>KCC Logo.png</text:p>
      <text:p text:style-name="P1"><text:soft-page-break/><text:tab/>index.htm</text:p>
      <text:p text:style-name="P1"><text:tab/>secret recipe.htm</text:p>
      <text:p text:style-name="P1"/>
      <text:p text:style-name="P1">nothing added to commit but untracked files present (use "git add" to track)</text:p>
      <text:p text:style-name="P1"><text:span text:style-name="T1">jesus@jesuspc:~/workspace/git_tutorial/website$</text:span> git add .</text:p>
      <text:p text:style-name="P1"><text:span text:style-name="T1">jesus@jesuspc:~/workspace/git_tutorial/website$</text:span> git status</text:p>
      <text:p text:style-name="P1">On branch master</text:p>
      <text:p text:style-name="P1"/>
      <text:p text:style-name="P1">No commits yet</text:p>
      <text:p text:style-name="P1"/>
      <text:p text:style-name="P1">Changes to be committed:</text:p>
      <text:p text:style-name="P1"><text:s text:c="2"/>(use "git rm --cached &lt;file&gt;..." to unstage)</text:p>
      <text:p text:style-name="P1"><text:tab/>new file: <text:s text:c="2"/>.gitignore</text:p>
      <text:p text:style-name="P1"><text:tab/>new file: <text:s text:c="2"/>KCC Logo.png</text:p>
      <text:p text:style-name="P1"><text:tab/>new file: <text:s text:c="2"/>index.htm</text:p>
      <text:p text:style-name="P1"><text:tab/>new file: <text:s text:c="2"/>secret recipe.htm</text:p>
      <text:p text:style-name="P1"/>
      <text:p text:style-name="P1"><text:span text:style-name="T1">jesus@jesuspc:~/workspace/git_tutorial/website$</text:span> git rm --cached .</text:p>
      <text:p text:style-name="P1">fatal: not removing '.' recursively without -r</text:p>
      <text:p text:style-name="P1"><text:span text:style-name="T1">jesus@jesuspc:~/workspace/git_tutorial/website$</text:span> git status</text:p>
      <text:p text:style-name="P1">On branch master</text:p>
      <text:p text:style-name="P1"/>
      <text:p text:style-name="P1">No commits yet</text:p>
      <text:p text:style-name="P1"/>
      <text:p text:style-name="P1">Changes to be committed:</text:p>
      <text:p text:style-name="P1"><text:s text:c="2"/>(use "git rm --cached &lt;file&gt;..." to unstage)</text:p>
      <text:p text:style-name="P1"><text:tab/>new file: <text:s text:c="2"/>.gitignore</text:p>
      <text:p text:style-name="P1"><text:tab/>new file: <text:s text:c="2"/>KCC Logo.png</text:p>
      <text:p text:style-name="P1"><text:tab/>new file: <text:s text:c="2"/>index.htm</text:p>
      <text:p text:style-name="P1"><text:tab/>new file: <text:s text:c="2"/>secret recipe.htm</text:p>
      <text:p text:style-name="P1"/>
      <text:p text:style-name="P1"><text:span text:style-name="T1">jesus@jesuspc:~/workspace/git_tutorial/website$</text:span> git commit -m "Fisrt Commit of all files in repo"</text:p>
      <text:p text:style-name="P1">[master (root-commit) 51a6a7f] Fisrt Commit of all files in repo</text:p>
      <text:p text:style-name="P1"><text:s/>4 files changed, 42 insertions(+)</text:p>
      <text:p text:style-name="P1"><text:s/>create mode 100644 .gitignore</text:p>
      <text:p text:style-name="P1"><text:s/>create mode 100644 KCC Logo.png</text:p>
      <text:p text:style-name="P1"><text:s/>create mode 100644 index.htm</text:p>
      <text:p text:style-name="P1"><text:s/>create mode 100644 secret recipe.htm</text:p>
      <text:p text:style-name="P1"><text:span text:style-name="T1">jesus@jesuspc:~/workspace/git_tutorial/website$</text:span> git status</text:p>
      <text:p text:style-name="P1">On branch master</text:p>
      <text:p text:style-name="P1">nothing to commit, working tree clean</text:p>
      <text:p text:style-name="P1"><text:span text:style-name="T1">jesus@jesuspc:~/workspace/git_tutorial/website$</text:span> git status</text:p>
      <text:p text:style-name="P1">On branch master</text:p>
      <text:p text:style-name="P1">Changes not staged for commit:</text:p>
      <text:p text:style-name="P1"><text:s text:c="2"/>(use "git add &lt;file&gt;..." to update what will be committed)</text:p>
      <text:p text:style-name="P1"><text:s text:c="2"/>(use "git restore &lt;file&gt;..." to discard changes in working directory)</text:p>
      <text:p text:style-name="P1"><text:tab/>modified: <text:s text:c="2"/>index.htm</text:p>
      <text:p text:style-name="P1"/>
      <text:p text:style-name="P1">no changes added to commit (use "git add" and/or "git commit -a")</text:p>
      <text:p text:style-name="P1"><text:span text:style-name="T1">jesus@jesuspc:~/workspace/git_tutorial/website$</text:span> git diff</text:p>
      <text:p text:style-name="P1">diff --git a/index.htm b/index.htm</text:p>
      <text:p text:style-name="P1">index 4b93174..84714c1 100644</text:p>
      <text:p text:style-name="P1">--- a/index.htm</text:p>
      <text:p text:style-name="P1">+++ b/index.htm</text:p>
      <text:p text:style-name="P1">@@ -3,7 +3,7 @@</text:p>
      <text:p text:style-name="P1"><text:s/>&lt;body&gt;</text:p>
      <text:p text:style-name="P1"><text:s/></text:p>
      <text:p text:style-name="P1"><text:s/>&lt;h1&gt;Deliciousness in every bite!&lt;/h1&gt;</text:p>
      <text:p text:style-name="P1"><text:soft-page-break/>-&lt;p&gt;Every cookie made at the Kevin Cookie company is crafted with only the finest ingredients. Butter from grass fed cows. Unbleached flour with the best flavor and textures. Organic sugar only from India. Eggs from chickens that listen to classical music. Even our water is special. It comes from the Cascade Mountain springs that we hike up to retrieve. Baking is our passion and we take it very seriously.&lt;/p&gt;</text:p>
      <text:p text:style-name="P1">+&lt;p&gt;Every cookie made at the Kevin Cookie company is crafted with only the finest ingredients. Butter from grass fed cows. Unbleached flour with the best flavor and textures. Organic sugar only from India. Eggs from chickens that listen to rock music. Even our water is special. It comes from the Cascade Mountain springs that we hike up to retrieve. Baking is our passion and we take it very seriously.&lt;/p&gt;^M</text:p>
      <text:p text:style-name="P1"><text:s/></text:p>
      <text:p text:style-name="P1"><text:s/>&lt;/body&gt;</text:p>
      <text:p text:style-name="P1">-&lt;/html&gt;</text:p>
      <text:p text:style-name="P1">\ No newline at end of file</text:p>
      <text:p text:style-name="P1">+&lt;/html&gt;^M</text:p>
      <text:p text:style-name="P1"><text:span text:style-name="T1">jesus@jesuspc:~/workspace/git_tutorial/website$</text:span> git add index.htm </text:p>
      <text:p text:style-name="P1"><text:span text:style-name="T1">jesus@jesuspc:~/workspace/git_tutorial/website$</text:span> git status</text:p>
      <text:p text:style-name="P1">On branch master</text:p>
      <text:p text:style-name="P1">Changes to be committed:</text:p>
      <text:p text:style-name="P1"><text:s text:c="2"/>(use "git restore --staged &lt;file&gt;..." to unstage)</text:p>
      <text:p text:style-name="P1"><text:tab/>modified: <text:s text:c="2"/>index.htm</text:p>
      <text:p text:style-name="P1"/>
      <text:p text:style-name="P1"><text:span text:style-name="T1">jesus@jesuspc:~/workspace/git_tutorial/website$</text:span> git diff</text:p>
      <text:p text:style-name="P1"><text:span text:style-name="T1">jesus@jesuspc:~/workspace/git_tutorial/website$</text:span> git restore --staged index.htm</text:p>
      <text:p text:style-name="P1"><text:span text:style-name="T1">jesus@jesuspc:~/workspace/git_tutorial/website$</text:span> git status</text:p>
      <text:p text:style-name="P1">On branch master</text:p>
      <text:p text:style-name="P1">Changes not staged for commit:</text:p>
      <text:p text:style-name="P1"><text:s text:c="2"/>(use "git add &lt;file&gt;..." to update what will be committed)</text:p>
      <text:p text:style-name="P1"><text:s text:c="2"/>(use "git restore &lt;file&gt;..." to discard changes in working directory)</text:p>
      <text:p text:style-name="P1"><text:tab/>modified: <text:s text:c="2"/>index.htm</text:p>
      <text:p text:style-name="P1"/>
      <text:p text:style-name="P1">no changes added to commit (use "git add" and/or "git commit -a")</text:p>
      <text:p text:style-name="P1"><text:span text:style-name="T1">jesus@jesuspc:~/workspace/git_tutorial/website$</text:span> git commit -a -m "updated text from classic to rock"</text:p>
      <text:p text:style-name="P1">[master 1d12c84] updated text from classic to rock</text:p>
      <text:p text:style-name="P1"><text:s/>1 file changed, 2 insertions(+), 2 deletions(-)</text:p>
      <text:p text:style-name="P1"><text:span text:style-name="T1">jesus@jesuspc:~/workspace/git_tutorial/website$</text:span> git status</text:p>
      <text:p text:style-name="P1">On branch master</text:p>
      <text:p text:style-name="P1">Changes not staged for commit:</text:p>
      <text:p text:style-name="P1"><text:s text:c="2"/>(use "git add/rm &lt;file&gt;..." to update what will be committed)</text:p>
      <text:p text:style-name="P1"><text:s text:c="2"/>(use "git restore &lt;file&gt;..." to discard changes in working directory)</text:p>
      <text:p text:style-name="P1"><text:tab/>deleted: <text:s text:c="3"/>secret recipe.htm</text:p>
      <text:p text:style-name="P1"/>
      <text:p text:style-name="P1">no changes added to commit (use "git add" and/or "git commit -a")</text:p>
      <text:p text:style-name="P1"><text:span text:style-name="T1">jesus@jesuspc:~/workspace/git_tutorial/website$</text:span> git restore "secret recipe.htm"</text:p>
      <text:p text:style-name="P1"><text:span text:style-name="T1">jesus@jesuspc:~/workspace/git_tutorial/website$</text:span> git mv "KCC Logo.png" "Primary Logo.png"</text:p>
      <text:p text:style-name="P1"><text:span text:style-name="T1">jesus@jesuspc:~/workspace/git_tutorial/website$</text:span> git status</text:p>
      <text:p text:style-name="P1">On branch master</text:p>
      <text:p text:style-name="P1">Changes to be committed:</text:p>
      <text:p text:style-name="P1"><text:s text:c="2"/>(use "git restore --staged &lt;file&gt;..." to unstage)</text:p>
      <text:p text:style-name="P1"><text:tab/>renamed: <text:s text:c="3"/>KCC Logo.png -&gt; Primary Logo.png</text:p>
      <text:p text:style-name="P1"/>
      <text:p text:style-name="P1"><text:span text:style-name="T1">jesus@jesuspc:~/workspace/git_tutorial/website$</text:span> git commit -m "Name of Logo image was changed"</text:p>
      <text:p text:style-name="P1">[master 0bd22d1] Name of Logo image was changed</text:p>
      <text:p text:style-name="P1"><text:s/>1 file changed, 0 insertions(+), 0 deletions(-)</text:p>
      <text:p text:style-name="P1"><text:s/>rename KCC Logo.png =&gt; Primary Logo.png (100%)</text:p>
      <text:p text:style-name="P1"><text:span text:style-name="T1">jesus@jesuspc:~/workspace/git_tutorial/website$</text:span> git status</text:p>
      <text:p text:style-name="P1">On branch master</text:p>
      <text:p text:style-name="P1">nothing to commit, working tree clean</text:p>
      <text:p text:style-name="P1"><text:span text:style-name="T1">jesus@jesuspc:~/workspace/git_tutorial/website$</text:span> git log</text:p>
      <text:p text:style-name="P1">commit 0bd22d10516b6ee3605dfe71ca40fdb3dcd5c889 (HEAD -&gt; master)</text:p>
      <text:p text:style-name="P1"><text:soft-page-break/>Author: jesus &lt;jesus@precision.ai&gt;</text:p>
      <text:p text:style-name="P1">Date: <text:s text:c="2"/>Mon Oct 31 11:16:39 2022 -0600</text:p>
      <text:p text:style-name="P1"/>
      <text:p text:style-name="P1"><text:s text:c="4"/>Name of Logo image was changed</text:p>
      <text:p text:style-name="P1"/>
      <text:p text:style-name="P1">commit 1d12c841d2a15a887bbceab07e1edd221ba15c7c</text:p>
      <text:p text:style-name="P1">Author: jesus &lt;jesus@precision.ai&gt;</text:p>
      <text:p text:style-name="P1">Date: <text:s text:c="2"/>Mon Oct 31 11:11:03 2022 -0600</text:p>
      <text:p text:style-name="P1"/>
      <text:p text:style-name="P1"><text:s text:c="4"/>updated text from classic to rock</text:p>
      <text:p text:style-name="P1"/>
      <text:p text:style-name="P1">commit 51a6a7f54a0e40fb1f10b55ba9e4a145bb6b8316</text:p>
      <text:p text:style-name="P1">Author: jesus &lt;jesus@precision.ai&gt;</text:p>
      <text:p text:style-name="P1">Date: <text:s text:c="2"/>Mon Oct 31 10:59:41 2022 -0600</text:p>
      <text:p text:style-name="P1"/>
      <text:p text:style-name="P1"><text:s text:c="4"/>Fisrt Commit of all files in repo</text:p>
      <text:p text:style-name="P1"><text:span text:style-name="T1">jesus@jesuspc:~/workspace/git_tutorial/website$</text:span> git commit -m "Name of Logo image was changed and amended" --amend</text:p>
      <text:p text:style-name="P1">[master ec035b9] Name of Logo image was changed and amended</text:p>
      <text:p text:style-name="P1"><text:s/>Date: Mon Oct 31 11:16:39 2022 -0600</text:p>
      <text:p text:style-name="P1"><text:s/>1 file changed, 0 insertions(+), 0 deletions(-)</text:p>
      <text:p text:style-name="P1"><text:s/>rename KCC Logo.png =&gt; Primary Logo.png (100%)</text:p>
      <text:p text:style-name="P1"><text:span text:style-name="T1">jesus@jesuspc:~/workspace/git_tutorial/website$</text:span> git log</text:p>
      <text:p text:style-name="P1">commit ec035b9473d53502e40c7070727ef875effe7d16 (HEAD -&gt; master)</text:p>
      <text:p text:style-name="P1">Author: jesus &lt;jesus@precision.ai&gt;</text:p>
      <text:p text:style-name="P1">Date: <text:s text:c="2"/>Mon Oct 31 11:16:39 2022 -0600</text:p>
      <text:p text:style-name="P1"/>
      <text:p text:style-name="P1"><text:s text:c="4"/>Name of Logo image was changed and amended</text:p>
      <text:p text:style-name="P1"/>
      <text:p text:style-name="P1">commit 1d12c841d2a15a887bbceab07e1edd221ba15c7c</text:p>
      <text:p text:style-name="P1">Author: jesus &lt;jesus@precision.ai&gt;</text:p>
      <text:p text:style-name="P1">Date: <text:s text:c="2"/>Mon Oct 31 11:11:03 2022 -0600</text:p>
      <text:p text:style-name="P1"/>
      <text:p text:style-name="P1"><text:s text:c="4"/>updated text from classic to rock</text:p>
      <text:p text:style-name="P1"/>
      <text:p text:style-name="P1">commit 51a6a7f54a0e40fb1f10b55ba9e4a145bb6b8316</text:p>
      <text:p text:style-name="P1">Author: jesus &lt;jesus@precision.ai&gt;</text:p>
      <text:p text:style-name="P1">Date: <text:s text:c="2"/>Mon Oct 31 10:59:41 2022 -0600</text:p>
      <text:p text:style-name="P1"/>
      <text:p text:style-name="P1"><text:s text:c="4"/>Fisrt Commit of all files in repo</text:p>
      <text:p text:style-name="P1"><text:span text:style-name="T1">jesus@jesuspc:~/workspace/git_tutorial/website$</text:span> git checkout 51a6</text:p>
      <text:p text:style-name="P1">Note: switching to '51a6'.</text:p>
      <text:p text:style-name="P1"/>
      <text:p text:style-name="P1">You are in 'detached HEAD' state. You can look around, make experimental</text:p>
      <text:p text:style-name="P1">changes and commit them, and you can discard any commits you make in this</text:p>
      <text:p text:style-name="P1">state without impacting any branches by switching back to a branch.</text:p>
      <text:p text:style-name="P1"/>
      <text:p text:style-name="P1">If you want to create a new branch to retain commits you create, you may</text:p>
      <text:p text:style-name="P1">do so (now or later) by using -c with the switch command. Example:</text:p>
      <text:p text:style-name="P1"/>
      <text:p text:style-name="P1"><text:s text:c="2"/>git switch -c &lt;new-branch-name&gt;</text:p>
      <text:p text:style-name="P1"/>
      <text:p text:style-name="P1">Or undo this operation with:</text:p>
      <text:p text:style-name="P1"/>
      <text:p text:style-name="P1"><text:s text:c="2"/>git switch -</text:p>
      <text:p text:style-name="P1"/>
      <text:p text:style-name="P1">Turn off this advice by setting config variable advice.detachedHead to false</text:p>
      <text:p text:style-name="P1"/>
      <text:p text:style-name="P1"><text:soft-page-break/>HEAD is now at 51a6a7f Fisrt Commit of all files in repo</text:p>
      <text:p text:style-name="P1"><text:span text:style-name="T1">jesus@jesuspc:~/workspace/git_tutorial/website$</text:span> git commit -m "First Commit of all files and amended" --amend</text:p>
      <text:p text:style-name="P1">[detached HEAD 64b8179] First Commit of all files and amended</text:p>
      <text:p text:style-name="P1"><text:s/>Date: Mon Oct 31 10:59:41 2022 -0600</text:p>
      <text:p text:style-name="P1"><text:s/>4 files changed, 42 insertions(+)</text:p>
      <text:p text:style-name="P1"><text:s/>create mode 100644 .gitignore</text:p>
      <text:p text:style-name="P1"><text:s/>create mode 100644 KCC Logo.png</text:p>
      <text:p text:style-name="P1"><text:s/>create mode 100644 index.htm</text:p>
      <text:p text:style-name="P1"><text:s/>create mode 100644 secret recipe.htm</text:p>
      <text:p text:style-name="P1"><text:span text:style-name="T1">jesus@jesuspc:~/workspace/git_tutorial/website$</text:span> git log</text:p>
      <text:p text:style-name="P1">commit 64b81797e9e6445aa6c7c6025bfe8370061cb82b (HEAD)</text:p>
      <text:p text:style-name="P1">Author: jesus &lt;jesus@precision.ai&gt;</text:p>
      <text:p text:style-name="P1">Date: <text:s text:c="2"/>Mon Oct 31 10:59:41 2022 -0600</text:p>
      <text:p text:style-name="P1"/>
      <text:p text:style-name="P1"><text:s text:c="4"/>First Commit of all files and amended</text:p>
      <text:p text:style-name="P1"><text:span text:style-name="T1">jesus@jesuspc:~/workspace/git_tutorial/website$</text:span> git checkout master</text:p>
      <text:p text:style-name="P1">Warning: you are leaving 1 commit behind, not connected to</text:p>
      <text:p text:style-name="P1">any of your branches:</text:p>
      <text:p text:style-name="P1"/>
      <text:p text:style-name="P1"><text:s text:c="2"/>64b8179 First Commit of all files and amended</text:p>
      <text:p text:style-name="P1"/>
      <text:p text:style-name="P1">If you want to keep it by creating a new branch, this may be a good time</text:p>
      <text:p text:style-name="P1">to do so with:</text:p>
      <text:p text:style-name="P1"/>
      <text:p text:style-name="P1"><text:s/>git branch &lt;new-branch-name&gt; 64b8179</text:p>
      <text:p text:style-name="P1"/>
      <text:p text:style-name="P1">Switched to branch 'master'</text:p>
      <text:p text:style-name="P1"><text:span text:style-name="T1">jesus@jesuspc:~/workspace/git_tutorial/website$</text:span> git status</text:p>
      <text:p text:style-name="P1">On branch master</text:p>
      <text:p text:style-name="P1">nothing to commit, working tree clean</text:p>
      <text:p text:style-name="P1"><text:span text:style-name="T1">jesus@jesuspc:~/workspace/git_tutorial/website$</text:span> git log</text:p>
      <text:p text:style-name="P1">commit ec035b9473d53502e40c7070727ef875effe7d16 (HEAD -&gt; master)</text:p>
      <text:p text:style-name="P1">Author: jesus &lt;jesus@precision.ai&gt;</text:p>
      <text:p text:style-name="P1">Date: <text:s text:c="2"/>Mon Oct 31 11:16:39 2022 -0600</text:p>
      <text:p text:style-name="P1"/>
      <text:p text:style-name="P1"><text:s text:c="4"/>Name of Logo image was changed and amended</text:p>
      <text:p text:style-name="P1"/>
      <text:p text:style-name="P1">commit 1d12c841d2a15a887bbceab07e1edd221ba15c7c</text:p>
      <text:p text:style-name="P1">Author: jesus &lt;jesus@precision.ai&gt;</text:p>
      <text:p text:style-name="P1">Date: <text:s text:c="2"/>Mon Oct 31 11:11:03 2022 -0600</text:p>
      <text:p text:style-name="P1"/>
      <text:p text:style-name="P1"><text:s text:c="4"/>updated text from classic to rock</text:p>
      <text:p text:style-name="P1"/>
      <text:p text:style-name="P1">commit 51a6a7f54a0e40fb1f10b55ba9e4a145bb6b8316</text:p>
      <text:p text:style-name="P1">Author: jesus &lt;jesus@precision.ai&gt;</text:p>
      <text:p text:style-name="P1">Date: <text:s text:c="2"/>Mon Oct 31 10:59:41 2022 -0600</text:p>
      <text:p text:style-name="P1"/>
      <text:p text:style-name="P1"><text:s text:c="4"/>Fisrt Commit of all files in repo</text:p>
      <text:p text:style-name="P1"><text:span text:style-name="T1">jesus@jesuspc:~/workspace/git_tutorial/website$</text:span> git log -p</text:p>
      <text:p text:style-name="P1">commit ec035b9473d53502e40c7070727ef875effe7d16 (HEAD -&gt; master)</text:p>
      <text:p text:style-name="P1">Author: jesus &lt;jesus@precision.ai&gt;</text:p>
      <text:p text:style-name="P1">Date: <text:s text:c="2"/>Mon Oct 31 11:16:39 2022 -0600</text:p>
      <text:p text:style-name="P1"/>
      <text:p text:style-name="P1"><text:s text:c="4"/>Name of Logo image was changed and amended</text:p>
      <text:p text:style-name="P1"/>
      <text:p text:style-name="P1">diff --git a/KCC Logo.png b/Primary Logo.png</text:p>
      <text:p text:style-name="P1">similarity index 100%</text:p>
      <text:p text:style-name="P1">rename from KCC Logo.png</text:p>
      <text:p text:style-name="P1"><text:soft-page-break/>rename to Primary Logo.png</text:p>
      <text:p text:style-name="P1"/>
      <text:p text:style-name="P1">commit 1d12c841d2a15a887bbceab07e1edd221ba15c7c</text:p>
      <text:p text:style-name="P1">Author: jesus &lt;jesus@precision.ai&gt;</text:p>
      <text:p text:style-name="P1">Date: <text:s text:c="2"/>Mon Oct 31 11:11:03 2022 -0600</text:p>
      <text:p text:style-name="P1"/>
      <text:p text:style-name="P1"><text:s text:c="4"/>updated text from classic to rock</text:p>
      <text:p text:style-name="P1"/>
      <text:p text:style-name="P1">diff --git a/index.htm b/index.htm</text:p>
      <text:p text:style-name="P1">index 4b93174..84714c1 100644</text:p>
      <text:p text:style-name="P1">--- a/index.htm</text:p>
      <text:p text:style-name="P1">+++ b/index.htm</text:p>
      <text:p text:style-name="P1">@@ -3,7 +3,7 @@</text:p>
      <text:p text:style-name="P1"><text:s/>&lt;body&gt;</text:p>
      <text:p text:style-name="P1"><text:s/></text:p>
      <text:p text:style-name="P1"><text:s/>&lt;h1&gt;Deliciousness in every bite!&lt;/h1&gt;</text:p>
      <text:p text:style-name="P1">-&lt;p&gt;Every cookie made at the Kevin Cookie company is crafted with only the finest ingredients. Butter from grass fed cows. Unbleached flour with the best flavor and textures. Organic sugar only from India. Eggs from chickens that listen to classical music. Even our water is special. It comes from the Cascade Mountain springs that we hike up to retrieve. Baking is our passion and we take it very seriously.&lt;/p&gt;</text:p>
      <text:p text:style-name="P1">+&lt;p&gt;Every cookie made at the Kevin Cookie company is crafted with only the finest ingredients. Butter from grass fed cows. Unbleached flour with the best flavor and textures. Organic sugar only from India. Eggs from chickens that listen to rock music. Even our water is special. It comes from the Cascade Mountain springs that we hike up to retrieve. Baking is our passion and we take it very seriously.&lt;/p&gt;^M</text:p>
      <text:p text:style-name="P1"><text:s/></text:p>
      <text:p text:style-name="P1"><text:s/>&lt;/body&gt;</text:p>
      <text:p text:style-name="P1">-&lt;/html&gt;</text:p>
      <text:p text:style-name="P1">\ No newline at end of file</text:p>
      <text:p text:style-name="P1">+&lt;/html&gt;^M</text:p>
      <text:p text:style-name="P1"/>
      <text:p text:style-name="P1">commit 51a6a7f54a0e40fb1f10b55ba9e4a145bb6b8316</text:p>
      <text:p text:style-name="P1">Author: jesus &lt;jesus@precision.ai&gt;</text:p>
      <text:p text:style-name="P1">Date: <text:s text:c="2"/>Mon Oct 31 10:59:41 2022 -0600</text:p>
      <text:p text:style-name="P1"/>
      <text:p text:style-name="P1"><text:s text:c="4"/>Fisrt Commit of all files in repo</text:p>
      <text:p text:style-name="P1"/>
      <text:p text:style-name="P1">diff --git a/.gitignore b/.gitignore</text:p>
      <text:p text:style-name="P1">new file mode 100644</text:p>
      <text:p text:style-name="P1">index 0000000..0dd39c3</text:p>
      <text:p text:style-name="P1">--- /dev/null</text:p>
      <text:p text:style-name="P1">+++ b/.gitignore</text:p>
      <text:p text:style-name="P1">@@ -0,0 +1,2 @@</text:p>
      <text:p text:style-name="P1">+# ignore al .txt files</text:p>
      <text:p text:style-name="P1">+*.txt</text:p>
      <text:p text:style-name="P1">diff --git a/KCC Logo.png b/KCC Logo.png</text:p>
      <text:p text:style-name="P1">new file mode 100644</text:p>
      <text:p text:style-name="P1">index 0000000..14f6de5</text:p>
      <text:p text:style-name="P1">Binary files /dev/null and b/KCC Logo.png differ</text:p>
      <text:p text:style-name="P1">diff --git a/index.htm b/index.htm</text:p>
      <text:p text:style-name="P1">new file mode 100644</text:p>
      <text:p text:style-name="P1">index 0000000..4b93174</text:p>
      <text:p text:style-name="P1">--- /dev/null</text:p>
      <text:p text:style-name="P1">+++ b/index.htm</text:p>
      <text:p text:style-name="P1">@@ -0,0 +1,9 @@</text:p>
      <text:p text:style-name="P1">+&lt;!DOCTYPE html&gt;^M</text:p>
      <text:p text:style-name="P1">+&lt;html&gt;^M</text:p>
      <text:p text:style-name="P1">+&lt;body&gt;^M</text:p>
      <text:p text:style-name="P1">+^M</text:p>
      <text:p text:style-name="P1"><text:soft-page-break/>+&lt;h1&gt;Deliciousness in every bite!&lt;/h1&gt;^M</text:p>
      <text:p text:style-name="P1">+&lt;p&gt;Every cookie made at the Kevin Cookie company is crafted with only the finest ingredients. Butter from grass fed cows. Unbleached flour with the best flavor and textures. Organic sugar only from India. Eggs from chickens that listen to classical music. Even our water is special. It comes from the Cascade Mountain springs that we hike up to retrieve. Baking is our passion and we take it very seriously.&lt;/p&gt;^M</text:p>
      <text:p text:style-name="P1">+^M</text:p>
      <text:p text:style-name="P1">+&lt;/body&gt;^M</text:p>
      <text:p text:style-name="P1">+&lt;/html&gt;</text:p>
      <text:p text:style-name="P1">\ No newline at end of file</text:p>
      <text:p text:style-name="P1">diff --git a/secret recipe.htm b/secret recipe.htm</text:p>
      <text:p text:style-name="P1">new file mode 100644</text:p>
      <text:p text:style-name="P1">index 0000000..5ae1e71</text:p>
      <text:p text:style-name="P1">--- /dev/null</text:p>
      <text:p text:style-name="P1">+++ b/secret recipe.htm </text:p>
      <text:p text:style-name="P1">@@ -0,0 +1,31 @@</text:p>
      <text:p text:style-name="P1">+&lt;!DOCTYPE html&gt;^M</text:p>
      <text:p text:style-name="P1">+&lt;html&gt;^M</text:p>
      <text:p text:style-name="P1">+&lt;body&gt;^M</text:p>
      <text:p text:style-name="P1">+^M</text:p>
      <text:p text:style-name="P1">+&lt;h1&gt;Ingredients&lt;/h1&gt;^M</text:p>
      <text:p text:style-name="P1">+&lt;ul&gt;^M</text:p>
      <text:p text:style-name="P1">+&lt;li&gt;1 cup Butter or margarine, softened&lt;/li&gt;^M</text:p>
      <text:p text:style-name="P1">+&lt;li&gt;3/4 cup Sugar&lt;/li&gt;^M</text:p>
      <text:p text:style-name="P1">+&lt;li&gt;3/4 cup Brown sugar, packed&lt;/li&gt;^M</text:p>
      <text:p text:style-name="P1">+&lt;li&gt;2 Eggs, large&lt;/li&gt;^M</text:p>
      <text:p text:style-name="P1">+&lt;li&gt;2 teaspoons Vanilla&lt;/li&gt;^M</text:p>
      <text:p text:style-name="P1">+&lt;li&gt;2 1/4 cups Flour, unsifted&lt;/li&gt;^M</text:p>
      <text:p text:style-name="P1">+&lt;li&gt;1 teaspoon Baking soda&lt;/li&gt;^M</text:p>
      <text:p text:style-name="P1">+&lt;li&gt;1/2 teaspoon Salt&lt;/li&gt;^M</text:p>
      <text:p text:style-name="P1">+&lt;li&gt;1 cup Walnuts or pecans, chopped (optional)&lt;/li&gt;^M</text:p>
      <text:p text:style-name="P1">+&lt;li&gt;2 cups KCC Bittersweet 60% Cacao Baking Chips&lt;/li&gt;^M</text:p>
      <text:p text:style-name="P1">+&lt;/ul&gt;^M</text:p>
      <text:p text:style-name="P1">+&lt;h1&gt;Baking instructions&lt;/h1&gt;^M</text:p>
      <text:p text:style-name="P1">+&lt;ul&gt;^M</text:p>
      <text:p text:style-name="P1">+&lt;li&gt;Heat oven to 500ºF.&lt;/li&gt;^M</text:p>
      <text:p text:style-name="P1">+&lt;li&gt;Stir flour with baking soda and salt; set aside.&lt;/li&gt;^M</text:p>
      <text:p text:style-name="P1">+&lt;li&gt;In large mixing bowl, beat butter with sugar, and brown sugar at medium speed until creamy and lightened in color.&lt;/li&gt;^M</text:p>
      <text:p text:style-name="P1">+&lt;li&gt;Add eggs and vanilla, one at a time. Mix on low speed until incorporated.&lt;/li&gt;^M</text:p>
      <text:p text:style-name="P1">+&lt;li&gt;Gradually blend dry mixture into creamed mixture. Stir in nuts and chocolate chips.&lt;/li&gt;^M</text:p>
      <text:p text:style-name="P1">+&lt;li&gt;Drop by tablespoon onto ungreased cookie sheets.&lt;/li&gt;^M</text:p>
      <text:p text:style-name="P1">+&lt;li&gt;Bake for 9 to 11 minutes or until chocolate chip cookies are golden brown.&lt;/li&gt;^M</text:p>
      <text:p text:style-name="P1">+&lt;li&gt;Enjoy!&lt;/li&gt;^M</text:p>
      <text:p text:style-name="P1">+&lt;/ul&gt;^M</text:p>
      <text:p text:style-name="P1">+^M</text:p>
      <text:p text:style-name="P1">+&lt;/body&gt;^M</text:p>
      <text:p text:style-name="P1">+&lt;/html&gt;</text:p>
      <text:p text:style-name="P1">\ No newline at end of file</text:p>
      <text:p text:style-name="P1"><text:span text:style-name="T1">jesus@jesuspc:~/workspace/git_tutorial/website$</text:span> git log</text:p>
      <text:p text:style-name="P1">commit ec035b9473d53502e40c7070727ef875effe7d16 (HEAD -&gt; master)</text:p>
      <text:p text:style-name="P1">Author: jesus &lt;jesus@precision.ai&gt;</text:p>
      <text:p text:style-name="P1">Date: <text:s text:c="2"/>Mon Oct 31 11:16:39 2022 -0600</text:p>
      <text:p text:style-name="P1"/>
      <text:p text:style-name="P1"><text:s text:c="4"/>Name of Logo image was changed and amended</text:p>
      <text:p text:style-name="P1"/>
      <text:p text:style-name="P1">commit 1d12c841d2a15a887bbceab07e1edd221ba15c7c</text:p>
      <text:p text:style-name="P1">Author: jesus &lt;jesus@precision.ai&gt;</text:p>
      <text:p text:style-name="P1">Date: <text:s text:c="2"/>Mon Oct 31 11:11:03 2022 -0600</text:p>
      <text:p text:style-name="P1"><text:soft-page-break/></text:p>
      <text:p text:style-name="P1"><text:s text:c="4"/>updated text from classic to rock</text:p>
      <text:p text:style-name="P1"/>
      <text:p text:style-name="P1">commit 51a6a7f54a0e40fb1f10b55ba9e4a145bb6b8316</text:p>
      <text:p text:style-name="P1">Author: jesus &lt;jesus@precision.ai&gt;</text:p>
      <text:p text:style-name="P1">Date: <text:s text:c="2"/>Mon Oct 31 10:59:41 2022 -0600</text:p>
      <text:p text:style-name="P1"/>
      <text:p text:style-name="P1"><text:s text:c="4"/>Fisrt Commit of all files in repo</text:p>
      <text:p text:style-name="P1"><text:span text:style-name="T1">jesus@jesuspc:~/workspace/git_tutorial/website$</text:span> git log h</text:p>
      <text:p text:style-name="P1">fatal: ambiguous argument 'h': unknown revision or path not in the working tree.</text:p>
      <text:p text:style-name="P1">Use '--' to separate paths from revisions, like this:</text:p>
      <text:p text:style-name="P1">'git &lt;command&gt; [&lt;revision&gt;...] -- [&lt;file&gt;...]'</text:p>
      <text:p text:style-name="P1"><text:span text:style-name="T1">jesus@jesuspc:~/workspace/git_tutorial/website$</text:span> git help log</text:p>
      <text:p text:style-name="P1"><text:span text:style-name="T1">jesus@jesuspc:~/workspace/git_tutorial/website$</text:span> git log --oneline</text:p>
      <text:p text:style-name="P1">ec035b9 (HEAD -&gt; master) Name of Logo image was changed and amended</text:p>
      <text:p text:style-name="P1">1d12c84 updated text from classic to rock</text:p>
      <text:p text:style-name="P1">51a6a7f Fisrt Commit of all files in repo</text:p>
      <text:p text:style-name="P1"><text:span text:style-name="T1">jesus@jesuspc:~/workspace/git_tutorial/website$</text:span> git branch FixTemp</text:p>
      <text:p text:style-name="P1"><text:span text:style-name="T1">jesus@jesuspc:~/workspace/git_tutorial/website$</text:span> git branch</text:p>
      <text:p text:style-name="P1"><text:s text:c="2"/>FixTemp</text:p>
      <text:p text:style-name="P1">* master</text:p>
      <text:p text:style-name="P1"><text:span text:style-name="T1">jesus@jesuspc:~/workspace/git_tutorial/website$</text:span> git switch FixTemp </text:p>
      <text:p text:style-name="P1">Switched to branch 'FixTemp'</text:p>
      <text:p text:style-name="P1"><text:span text:style-name="T1">jesus@jesuspc:~/workspace/git_tutorial/website$</text:span> git branch</text:p>
      <text:p text:style-name="P1">* FixTemp</text:p>
      <text:p text:style-name="P1"><text:s text:c="2"/>master</text:p>
      <text:p text:style-name="P1"><text:span text:style-name="T1">jesus@jesuspc:~/workspace/git_tutorial/website$</text:span> git status</text:p>
      <text:p text:style-name="P1">On branch FixTemp</text:p>
      <text:p text:style-name="P1">Changes not staged for commit:</text:p>
      <text:p text:style-name="P1"><text:s text:c="2"/>(use "git add &lt;file&gt;..." to update what will be committed)</text:p>
      <text:p text:style-name="P1"><text:s text:c="2"/>(use "git restore &lt;file&gt;..." to discard changes in working directory)</text:p>
      <text:p text:style-name="P1"><text:tab/>modified: <text:s text:c="2"/>secret recipe.htm</text:p>
      <text:p text:style-name="P1"/>
      <text:p text:style-name="P1">no changes added to commit (use "git add" and/or "git commit -a")</text:p>
      <text:p text:style-name="P1"><text:span text:style-name="T1">jesus@jesuspc:~/workspace/git_tutorial/website$</text:span> git commit -a -m "update of the temperature"</text:p>
      <text:p text:style-name="P1">[FixTemp e1ad3e9] update of the temperature</text:p>
      <text:p text:style-name="P1"><text:s/>1 file changed, 2 insertions(+), 2 deletions(-)</text:p>
      <text:p text:style-name="P1"><text:span text:style-name="T1">jesus@jesuspc:~/workspace/git_tutorial/website$</text:span> git status</text:p>
      <text:p text:style-name="P1">On branch FixTemp</text:p>
      <text:p text:style-name="P1">nothing to commit, working tree clean</text:p>
      <text:p text:style-name="P1"><text:span text:style-name="T1">jesus@jesuspc:~/workspace/git_tutorial/website$</text:span> git switch master </text:p>
      <text:p text:style-name="P1">Switched to branch 'master'</text:p>
      <text:p text:style-name="P1"><text:span text:style-name="T1">jesus@jesuspc:~/workspace/git_tutorial/website$</text:span> git status</text:p>
      <text:p text:style-name="P1">On branch master</text:p>
      <text:p text:style-name="P1">nothing to commit, working tree clean</text:p>
      <text:p text:style-name="P1"><text:span text:style-name="T1">jesus@jesuspc:~/workspace/git_tutorial/website$</text:span> git switch FixTemp </text:p>
      <text:p text:style-name="P1">Switched to branch 'FixTemp'</text:p>
      <text:p text:style-name="P1"><text:span text:style-name="T1">jesus@jesuspc:~/workspace/git_tutorial/website$</text:span> git switch master </text:p>
      <text:p text:style-name="P1">Switched to branch 'master'</text:p>
      <text:p text:style-name="P1"><text:span text:style-name="T1">jesus@jesuspc:~/workspace/git_tutorial/website$</text:span> git merge -m "Merge of fixtemp back to master" FixTemp </text:p>
      <text:p text:style-name="P1">Updating ec035b9..e1ad3e9</text:p>
      <text:p text:style-name="P1">Fast-forward (no commit created; -m option ignored)</text:p>
      <text:p text:style-name="P1"><text:s/>secret recipe.htm | 4 ++--</text:p>
      <text:p text:style-name="P1"><text:s/>1 file changed, 2 insertions(+), 2 deletions(-)</text:p>
      <text:p text:style-name="P1"><text:span text:style-name="T1">jesus@jesuspc:~/workspace/git_tutorial/website$</text:span> git branch -d FixTemp </text:p>
      <text:p text:style-name="P1">Deleted branch FixTemp (was e1ad3e9).</text:p>
      <text:p text:style-name="P1"><text:span text:style-name="T1">jesus@jesuspc:~/workspace/git_tutorial/website$</text:span> git branch</text:p>
      <text:p text:style-name="P1">* master</text:p>
      <text:p text:style-name="P1"><text:soft-page-break/><text:span text:style-name="T1">jesus@jesuspc:~/workspace/git_tutorial/website$</text:span> git switch -c UpdateText</text:p>
      <text:p text:style-name="P1">Switched to a new branch 'UpdateText'</text:p>
      <text:p text:style-name="P1"><text:span text:style-name="T1">jesus@jesuspc:~/workspace/git_tutorial/website$</text:span> git branch</text:p>
      <text:p text:style-name="P1">* UpdateText</text:p>
      <text:p text:style-name="P1"><text:s text:c="2"/>master</text:p>
      <text:p text:style-name="P1"><text:span text:style-name="T1">jesus@jesuspc:~/workspace/git_tutorial/website$</text:span> git commit -a -m " update text from finest to best"</text:p>
      <text:p text:style-name="P1">[UpdateText 10b89fb] <text:s/>update text from finest to best</text:p>
      <text:p text:style-name="P1"><text:s/>1 file changed, 9 insertions(+), 9 deletions(-)</text:p>
      <text:p text:style-name="P1"><text:s/>rewrite index.htm (70%)</text:p>
      <text:p text:style-name="P1"><text:span text:style-name="T1">jesus@jesuspc:~/workspace/git_tutorial/website$</text:span> git switch master </text:p>
      <text:p text:style-name="P1">Switched to branch 'master'</text:p>
      <text:p text:style-name="P1"><text:span text:style-name="T1">jesus@jesuspc:~/workspace/git_tutorial/website$</text:span> git commit -a -m "update text from finest to amazing"</text:p>
      <text:p text:style-name="P1">[master b04f226] update text from finest to amazing</text:p>
      <text:p text:style-name="P1"><text:s/>1 file changed, 9 insertions(+), 9 deletions(-)</text:p>
      <text:p text:style-name="P1"><text:s/>rewrite index.htm (70%)</text:p>
      <text:p text:style-name="P1"><text:span text:style-name="T1">jesus@jesuspc:~/workspace/git_tutorial/website$</text:span> git merge UpdateText </text:p>
      <text:p text:style-name="P1">Auto-merging index.htm</text:p>
      <text:p text:style-name="P1">CONFLICT (content): Merge conflict in index.htm</text:p>
      <text:p text:style-name="P1">Automatic merge failed; fix conflicts and then commit the result.</text:p>
      <text:p text:style-name="P1"><text:span text:style-name="T1">jesus@jesuspc:~/workspace/git_tutorial/website$</text:span> git branch</text:p>
      <text:p text:style-name="P1"><text:s text:c="2"/>UpdateText</text:p>
      <text:p text:style-name="P1">* master</text:p>
      <text:p text:style-name="P1"><text:span text:style-name="T1">jesus@jesuspc:~/workspace/git_tutorial/website$</text:span> git commit -a -m "update text after merging conflict"</text:p>
      <text:p text:style-name="P1">[master 89684ca] update text after merging conflict</text:p>
      <text:p text:style-name="P1"><text:span text:style-name="T1">jesus@jesuspc:~/workspace/git_tutorial/website$</text:span> git switch UpdateText </text:p>
      <text:p text:style-name="P1">Switched to branch 'UpdateText'</text:p>
      <text:p text:style-name="P1"><text:span text:style-name="T1">jesus@jesuspc:~/workspace/git_tutorial/website$</text:span> git switch master </text:p>
      <text:p text:style-name="P1">Switched to branch 'master'</text:p>
      <text:p text:style-name="P1"><text:span text:style-name="T1">jesus@jesuspc:~/workspace/git_tutorial/website$</text:span> git remote add origin https://github.com/jrodriguezelias/website.git</text:p>
      <text:p text:style-name="P1"><text:span text:style-name="T1">jesus@jesuspc:~/workspace/git_tutorial/website$</text:span> git branch -M master</text:p>
      <text:p text:style-name="P1"><text:span text:style-name="T1">jesus@jesuspc:~/workspace/git_tutorial/website$</text:span> git push -u origin master</text:p>
      <text:p text:style-name="P1">Username for 'https://github.com': jrodriguezelias</text:p>
      <text:p text:style-name="P1">Password for 'https://jrodriguezelias@github.com': </text:p>
      <text:p text:style-name="P1">remote: Support for password authentication was removed on August 13, 2021.</text:p>
      <text:p text:style-name="P1">remote: Please see https://docs.github.com/en/get-started/getting-started-with-git/about-remote-repositories#cloning-with-https-urls for information on currently recommended modes of authentication.</text:p>
      <text:p text:style-name="P1">fatal: Authentication failed for 'https://github.com/jrodriguezelias/website.git/'</text:p>
      <text:p text:style-name="P1"><text:span text:style-name="T1">jesus@jesuspc:~/workspace/git_tutorial/website$</text:span> git push -u origin master</text:p>
      <text:p text:style-name="P1">Username for 'https://github.com': jrodriguezelias</text:p>
      <text:p text:style-name="P1">Password for 'https://jrodriguezelias@github.com': </text:p>
      <text:p text:style-name="P1">Enumerating objects: 23, done.</text:p>
      <text:p text:style-name="P1">Counting objects: 100% (23/23), done.</text:p>
      <text:p text:style-name="P1">Delta compression using up to 16 threads</text:p>
      <text:p text:style-name="P1">Compressing objects: 100% (22/22), done.</text:p>
      <text:p text:style-name="P1">Writing objects: 100% (23/23), 254.20 KiB | 10.17 MiB/s, done.</text:p>
      <text:p text:style-name="P1">Total 23 (delta 11), reused 0 (delta 0)</text:p>
      <text:p text:style-name="P1">remote: Resolving deltas: 100% (11/11), done.</text:p>
      <text:p text:style-name="P1">To https://github.com/jrodriguezelias/website.git</text:p>
      <text:p text:style-name="P1"><text:s/>* [new branch] <text:s text:c="5"/>master -&gt; master</text:p>
      <text:p text:style-name="P1">Branch 'master' set up to track remote branch 'master' from 'origin'.</text:p>
      <text:p text:style-name="P1"><text:span text:style-name="T1">jesus@jesuspc:~/workspace/git_tutorial/website$</text:span> git push --all</text:p>
      <text:p text:style-name="P1">Username for 'https://github.com': jrodriguezelias</text:p>
      <text:p text:style-name="P1">Password for 'https://jrodriguezelias@github.com': </text:p>
      <text:p text:style-name="P1">Total 0 (delta 0), reused 0 (delta 0)</text:p>
      <text:p text:style-name="P1">remote: </text:p>
      <text:p text:style-name="P1">remote: Create a pull request for 'UpdateText' on GitHub by visiting:</text:p>
      <text:p text:style-name="P1">remote: <text:s text:c="5"/>https://github.com/jrodriguezelias/website/pull/new/UpdateText</text:p>
      <text:p text:style-name="P1">remote: </text:p>
      <text:p text:style-name="P1"><text:soft-page-break/>To https://github.com/jrodriguezelias/website.git</text:p>
      <text:p text:style-name="P1"><text:s/>* [new branch] <text:s text:c="5"/>UpdateText -&gt; UpdateText</text:p>
      <text:p text:style-name="P1"><text:span text:style-name="T1">jesus@jesuspc:~/workspace/git_tutorial/website$</text:span> git pull</text:p>
      <text:p text:style-name="P1">remote: Enumerating objects: 4, done.</text:p>
      <text:p text:style-name="P1">remote: Counting objects: 100% (4/4), done.</text:p>
      <text:p text:style-name="P1">remote: Compressing objects: 100% (3/3), done.</text:p>
      <text:p text:style-name="P1">remote: Total 3 (delta 1), reused 0 (delta 0), pack-reused 0</text:p>
      <text:p text:style-name="P1">Unpacking objects: 100% (3/3), 1.22 KiB | 1.22 MiB/s, done.</text:p>
      <text:p text:style-name="P1">From https://github.com/jrodriguezelias/website</text:p>
      <text:p text:style-name="P1"><text:s text:c="3"/>89684ca..2960784 <text:s/>master <text:s text:c="4"/>-&gt; origin/master</text:p>
      <text:p text:style-name="P1">Updating 89684ca..2960784</text:p>
      <text:p text:style-name="P1">Fast-forward</text:p>
      <text:p text:style-name="P1"><text:s/>cheat sheet | 73 +++++++++++++++++++++++++++++++++++++++++++++++++++++++++++++++++++++++++</text:p>
      <text:p text:style-name="P1"><text:s/>1 file changed, 73 insertions(+)</text:p>
      <text:p text:style-name="P1"><text:s/>create mode 100644 cheat sheet</text:p>
      <text:p text:style-name="P1"><text:span text:style-name="T1">jesus@jesuspc:~/workspace/git_tutorial/website$</text:span>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31T10:10:56.804954954</meta:creation-date>
    <dc:date>2022-10-31T13:44:40.139437335</dc:date>
    <meta:editing-duration>PT3H13M23S</meta:editing-duration>
    <meta:editing-cycles>1</meta:editing-cycles>
    <meta:document-statistic meta:table-count="0" meta:image-count="0" meta:object-count="0" meta:page-count="10" meta:paragraph-count="455" meta:word-count="2549" meta:character-count="20227" meta:non-whitespace-character-count="17859"/>
    <meta:generator>LibreOffice/6.4.7.2$Linux_X86_64 LibreOffice_project/40$Build-2</meta:generator>
  </office:meta>
</office:document-meta>
</file>